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335da" officeooo:paragraph-rsid="00146280"/>
    </style:style>
    <style:style style:name="P2" style:family="paragraph" style:parent-style-name="Standard">
      <style:paragraph-properties fo:text-align="start" style:justify-single-word="false"/>
      <style:text-properties officeooo:rsid="001335da" officeooo:paragraph-rsid="00151167"/>
    </style:style>
    <style:style style:name="P3" style:family="paragraph" style:parent-style-name="Standard">
      <style:paragraph-properties fo:text-align="start" style:justify-single-word="false"/>
      <style:text-properties officeooo:rsid="001335da" officeooo:paragraph-rsid="00152802"/>
    </style:style>
    <style:style style:name="P4" style:family="paragraph" style:parent-style-name="Standard">
      <style:paragraph-properties fo:text-align="start" style:justify-single-word="false"/>
      <style:text-properties officeooo:rsid="001335da" officeooo:paragraph-rsid="001559ec"/>
    </style:style>
    <style:style style:name="P5" style:family="paragraph" style:parent-style-name="Standard">
      <style:paragraph-properties fo:text-align="start" style:justify-single-word="false"/>
      <style:text-properties officeooo:rsid="001335da" officeooo:paragraph-rsid="0015f658"/>
    </style:style>
    <style:style style:name="P6" style:family="paragraph" style:parent-style-name="Standard">
      <style:paragraph-properties fo:text-align="start" style:justify-single-word="false"/>
      <style:text-properties officeooo:rsid="001335da" officeooo:paragraph-rsid="0016d468"/>
    </style:style>
    <style:style style:name="P7" style:family="paragraph" style:parent-style-name="Standard">
      <style:paragraph-properties fo:text-align="start" style:justify-single-word="false"/>
      <style:text-properties officeooo:rsid="001335da" officeooo:paragraph-rsid="00187d0b"/>
    </style:style>
    <style:style style:name="P8" style:family="paragraph" style:parent-style-name="Standard">
      <style:paragraph-properties fo:text-align="start" style:justify-single-word="false"/>
      <style:text-properties officeooo:rsid="001335da" officeooo:paragraph-rsid="001a01f3"/>
    </style:style>
    <style:style style:name="P9" style:family="paragraph" style:parent-style-name="Standard">
      <style:paragraph-properties fo:text-align="start" style:justify-single-word="false"/>
      <style:text-properties officeooo:rsid="001335da" officeooo:paragraph-rsid="001c1d64"/>
    </style:style>
    <style:style style:name="P10" style:family="paragraph" style:parent-style-name="Standard">
      <style:paragraph-properties fo:text-align="start" style:justify-single-word="false"/>
      <style:text-properties officeooo:rsid="001335da" officeooo:paragraph-rsid="001eae0f"/>
    </style:style>
    <style:style style:name="P11" style:family="paragraph" style:parent-style-name="Standard">
      <style:paragraph-properties fo:text-align="start" style:justify-single-word="false"/>
      <style:text-properties officeooo:rsid="001335da" officeooo:paragraph-rsid="00206d09"/>
    </style:style>
    <style:style style:name="P12" style:family="paragraph" style:parent-style-name="Standard">
      <style:paragraph-properties fo:text-align="start" style:justify-single-word="false"/>
      <style:text-properties officeooo:rsid="001335da" officeooo:paragraph-rsid="002a7b8c"/>
    </style:style>
    <style:style style:name="P13" style:family="paragraph" style:parent-style-name="Standard">
      <style:paragraph-properties fo:text-align="start" style:justify-single-word="false"/>
      <style:text-properties officeooo:paragraph-rsid="00152802"/>
    </style:style>
    <style:style style:name="P14" style:family="paragraph" style:parent-style-name="Standard">
      <style:paragraph-properties fo:text-align="start" style:justify-single-word="false"/>
      <style:text-properties officeooo:paragraph-rsid="0015f658"/>
    </style:style>
    <style:style style:name="P15" style:family="paragraph" style:parent-style-name="Standard">
      <style:paragraph-properties fo:text-align="start" style:justify-single-word="false"/>
      <style:text-properties officeooo:paragraph-rsid="0016d468"/>
    </style:style>
    <style:style style:name="P16" style:family="paragraph" style:parent-style-name="Standard">
      <style:paragraph-properties fo:text-align="start" style:justify-single-word="false"/>
      <style:text-properties officeooo:paragraph-rsid="00206d09"/>
    </style:style>
    <style:style style:name="P17" style:family="paragraph" style:parent-style-name="Standard">
      <style:paragraph-properties fo:text-align="start" style:justify-single-word="false"/>
      <style:text-properties officeooo:paragraph-rsid="0024cbc8"/>
    </style:style>
    <style:style style:name="P18" style:family="paragraph" style:parent-style-name="Standard">
      <style:paragraph-properties fo:text-align="start" style:justify-single-word="false"/>
      <style:text-properties officeooo:rsid="001eae0f" officeooo:paragraph-rsid="001eae0f"/>
    </style:style>
    <style:style style:name="P19" style:family="paragraph" style:parent-style-name="Standard">
      <style:paragraph-properties fo:text-align="start" style:justify-single-word="false"/>
      <style:text-properties fo:font-size="18pt" officeooo:paragraph-rsid="00206d09" style:font-size-asian="18pt" style:font-size-complex="18pt"/>
    </style:style>
    <style:style style:name="P20" style:family="paragraph" style:parent-style-name="Standard">
      <style:paragraph-properties fo:text-align="start" style:justify-single-word="false"/>
      <style:text-properties fo:font-size="18pt" officeooo:paragraph-rsid="00221f4e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paragraph-rsid="002359ea"/>
    </style:style>
    <style:style style:name="P22" style:family="paragraph" style:parent-style-name="Standard">
      <style:paragraph-properties fo:text-align="start" style:justify-single-word="false"/>
      <style:text-properties fo:font-size="18pt" officeooo:paragraph-rsid="0024cbc8"/>
    </style:style>
    <style:style style:name="P23" style:family="paragraph" style:parent-style-name="Standard">
      <style:paragraph-properties fo:text-align="start" style:justify-single-word="false"/>
      <style:text-properties fo:font-size="18pt" officeooo:paragraph-rsid="0026d419"/>
    </style:style>
    <style:style style:name="P24" style:family="paragraph" style:parent-style-name="Standard">
      <style:paragraph-properties fo:text-align="start" style:justify-single-word="false"/>
      <style:text-properties officeooo:rsid="00146280" officeooo:paragraph-rsid="00146280"/>
    </style:style>
    <style:style style:name="P25" style:family="paragraph" style:parent-style-name="Standard">
      <style:paragraph-properties fo:text-align="start" style:justify-single-word="false"/>
      <style:text-properties officeooo:rsid="00151167" officeooo:paragraph-rsid="00151167"/>
    </style:style>
    <style:style style:name="P26" style:family="paragraph" style:parent-style-name="Standard">
      <style:paragraph-properties fo:text-align="start" style:justify-single-word="false"/>
      <style:text-properties officeooo:rsid="00152802" officeooo:paragraph-rsid="00152802"/>
    </style:style>
    <style:style style:name="P27" style:family="paragraph" style:parent-style-name="Standard">
      <style:paragraph-properties fo:text-align="start" style:justify-single-word="false"/>
      <style:text-properties officeooo:rsid="00152802" officeooo:paragraph-rsid="0015f658"/>
    </style:style>
    <style:style style:name="P28" style:family="paragraph" style:parent-style-name="Standard">
      <style:paragraph-properties fo:text-align="start" style:justify-single-word="false"/>
      <style:text-properties officeooo:rsid="0015f658" officeooo:paragraph-rsid="0015f658"/>
    </style:style>
    <style:style style:name="P29" style:family="paragraph" style:parent-style-name="Standard">
      <style:paragraph-properties fo:text-align="start" style:justify-single-word="false"/>
      <style:text-properties officeooo:rsid="0016d468" officeooo:paragraph-rsid="0016d468"/>
    </style:style>
    <style:style style:name="P30" style:family="paragraph" style:parent-style-name="Standard">
      <style:paragraph-properties fo:text-align="start" style:justify-single-word="false"/>
      <style:text-properties officeooo:rsid="00187d0b" officeooo:paragraph-rsid="00187d0b"/>
    </style:style>
    <style:style style:name="P31" style:family="paragraph" style:parent-style-name="Standard">
      <style:paragraph-properties fo:text-align="start" style:justify-single-word="false"/>
      <style:text-properties officeooo:rsid="001a01f3" officeooo:paragraph-rsid="001a01f3"/>
    </style:style>
    <style:style style:name="P32" style:family="paragraph" style:parent-style-name="Standard">
      <style:paragraph-properties fo:text-align="start" style:justify-single-word="false"/>
      <style:text-properties officeooo:rsid="001eb60e" officeooo:paragraph-rsid="00206d09"/>
    </style:style>
    <style:style style:name="P33" style:family="paragraph" style:parent-style-name="Standard">
      <style:paragraph-properties fo:text-align="start" style:justify-single-word="false"/>
      <style:text-properties officeooo:rsid="00206d09" officeooo:paragraph-rsid="00206d09"/>
    </style:style>
    <style:style style:name="P34" style:family="paragraph" style:parent-style-name="Standard">
      <style:paragraph-properties fo:text-align="start" style:justify-single-word="false"/>
      <style:text-properties fo:font-size="12pt" officeooo:rsid="00221f4e" officeooo:paragraph-rsid="00221f4e" style:font-size-asian="10.5pt" style:font-size-complex="12pt"/>
    </style:style>
    <style:style style:name="P35" style:family="paragraph" style:parent-style-name="Standard">
      <style:paragraph-properties fo:text-align="start" style:justify-single-word="false"/>
      <style:text-properties fo:font-size="12pt" officeooo:rsid="002359ea" officeooo:paragraph-rsid="002359ea" style:font-size-asian="10.5pt" style:font-size-complex="12pt"/>
    </style:style>
    <style:style style:name="P36" style:family="paragraph" style:parent-style-name="Standard">
      <style:paragraph-properties fo:text-align="start" style:justify-single-word="false"/>
      <style:text-properties fo:font-size="12pt" officeooo:rsid="002359ea" officeooo:paragraph-rsid="0024cbc8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024cbc8" officeooo:paragraph-rsid="0024cbc8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0253b11" officeooo:paragraph-rsid="0026d419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222222" style:font-name="monospace" fo:font-size="8pt" fo:letter-spacing="normal" fo:font-style="normal" fo:font-weight="normal" officeooo:rsid="00221f4e" officeooo:paragraph-rsid="002359ea" style:font-size-asian="8pt" style:font-size-complex="8pt"/>
    </style:style>
    <style:style style:name="P40" style:family="paragraph" style:parent-style-name="Standard">
      <style:paragraph-properties fo:text-align="start" style:justify-single-word="false"/>
      <style:text-properties officeooo:rsid="00187d0b" officeooo:paragraph-rsid="002a7b8c"/>
    </style:style>
    <style:style style:name="P41" style:family="paragraph" style:parent-style-name="Standard">
      <style:paragraph-properties fo:text-align="start" style:justify-single-word="false"/>
      <style:text-properties officeooo:paragraph-rsid="002d9957"/>
    </style:style>
    <style:style style:name="P42" style:family="paragraph" style:parent-style-name="Standard">
      <style:paragraph-properties fo:text-align="start" style:justify-single-word="false"/>
      <style:text-properties officeooo:paragraph-rsid="002e8618"/>
    </style:style>
    <style:style style:name="P43" style:family="paragraph" style:parent-style-name="Standard">
      <style:paragraph-properties fo:text-align="start" style:justify-single-word="false"/>
      <style:text-properties officeooo:paragraph-rsid="003119a4"/>
    </style:style>
    <style:style style:name="P44" style:family="paragraph" style:parent-style-name="Standard">
      <style:paragraph-properties fo:text-align="start" style:justify-single-word="false"/>
      <style:text-properties officeooo:paragraph-rsid="0032715a"/>
    </style:style>
    <style:style style:name="P45" style:family="paragraph" style:parent-style-name="Standard">
      <style:paragraph-properties fo:text-align="start" style:justify-single-word="false"/>
      <style:text-properties officeooo:paragraph-rsid="00328ee5"/>
    </style:style>
    <style:style style:name="P46" style:family="paragraph" style:parent-style-name="Standard">
      <style:paragraph-properties fo:text-align="start" style:justify-single-word="false"/>
      <style:text-properties officeooo:paragraph-rsid="0033ad67"/>
    </style:style>
    <style:style style:name="P47" style:family="paragraph" style:parent-style-name="Standard">
      <style:paragraph-properties fo:text-align="start" style:justify-single-word="false"/>
      <style:text-properties officeooo:rsid="001335da" officeooo:paragraph-rsid="002d9957"/>
    </style:style>
    <style:style style:name="P48" style:family="paragraph" style:parent-style-name="Standard">
      <style:paragraph-properties fo:text-align="start" style:justify-single-word="false"/>
      <style:text-properties fo:font-size="12pt" officeooo:rsid="0024cbc8" officeooo:paragraph-rsid="0026d419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8pt" officeooo:rsid="0024cbc8" officeooo:paragraph-rsid="002eb614" style:font-size-asian="18pt" style:font-size-complex="18pt"/>
    </style:style>
    <style:style style:name="T1" style:family="text">
      <style:text-properties officeooo:rsid="00146280"/>
    </style:style>
    <style:style style:name="T2" style:family="text">
      <style:text-properties fo:font-size="18pt" officeooo:rsid="00146280" style:font-size-asian="18pt" style:font-size-complex="18pt"/>
    </style:style>
    <style:style style:name="T3" style:family="text">
      <style:text-properties fo:font-size="18pt" officeooo:rsid="001b4562" style:font-size-asian="18pt" style:font-size-complex="18pt"/>
    </style:style>
    <style:style style:name="T4" style:family="text">
      <style:text-properties fo:font-size="18pt" officeooo:rsid="001cf86e" style:font-size-asian="18pt" style:font-size-complex="18pt"/>
    </style:style>
    <style:style style:name="T5" style:family="text">
      <style:text-properties fo:font-size="18pt" officeooo:rsid="001e4dca" style:font-size-asian="18pt" style:font-size-complex="18pt"/>
    </style:style>
    <style:style style:name="T6" style:family="text">
      <style:text-properties fo:font-size="18pt" officeooo:rsid="0024cbc8" style:font-size-asian="18pt" style:font-size-complex="18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 officeooo:rsid="00146280" style:font-size-asian="40pt" style:font-size-complex="40pt"/>
    </style:style>
    <style:style style:name="T9" style:family="text">
      <style:text-properties fo:font-size="14pt" officeooo:rsid="00206d09" style:font-size-asian="14pt" style:font-size-complex="14pt"/>
    </style:style>
    <style:style style:name="T10" style:family="text">
      <style:text-properties fo:font-size="16pt" officeooo:rsid="00146280" style:font-size-asian="16pt" style:font-size-complex="16pt"/>
    </style:style>
    <style:style style:name="T11" style:family="text">
      <style:text-properties fo:font-size="16pt" officeooo:rsid="001559ec" style:font-size-asian="16pt" style:font-size-complex="16pt"/>
    </style:style>
    <style:style style:name="T12" style:family="text">
      <style:text-properties officeooo:rsid="00151167"/>
    </style:style>
    <style:style style:name="T13" style:family="text">
      <style:text-properties officeooo:rsid="00152802"/>
    </style:style>
    <style:style style:name="T14" style:family="text">
      <style:text-properties fo:color="#61afef" style:font-name="Droid Sans Mono" fo:font-size="10.5pt" fo:font-weight="normal" fo:background-color="#23272e" loext:char-shading-value="0"/>
    </style:style>
    <style:style style:name="T15" style:family="text">
      <style:text-properties fo:color="#61afef" style:font-name="Droid Sans Mono" fo:font-size="12pt" fo:font-weight="normal" officeooo:rsid="0024cbc8" fo:background-color="#23272e" loext:char-shading-value="0" style:font-size-asian="10.5pt" style:font-size-complex="12pt"/>
    </style:style>
    <style:style style:name="T16" style:family="text">
      <style:text-properties officeooo:rsid="001335da"/>
    </style:style>
    <style:style style:name="T17" style:family="text">
      <style:text-properties officeooo:rsid="0015f658"/>
    </style:style>
    <style:style style:name="T18" style:family="text">
      <style:text-properties officeooo:rsid="0016d468"/>
    </style:style>
    <style:style style:name="T19" style:family="text">
      <style:text-properties officeooo:rsid="00187d0b"/>
    </style:style>
    <style:style style:name="T20" style:family="text">
      <style:text-properties officeooo:rsid="001a01f3"/>
    </style:style>
    <style:style style:name="T21" style:family="text">
      <style:text-properties officeooo:rsid="001e4dca"/>
    </style:style>
    <style:style style:name="T22" style:family="text">
      <style:text-properties fo:font-size="12pt" officeooo:rsid="001e4dca" style:font-size-asian="10.5pt" style:font-size-complex="12pt"/>
    </style:style>
    <style:style style:name="T23" style:family="text">
      <style:text-properties fo:font-size="12pt" officeooo:rsid="00146280" style:font-size-asian="10.5pt" style:font-size-complex="12pt"/>
    </style:style>
    <style:style style:name="T24" style:family="text">
      <style:text-properties fo:font-size="12pt" officeooo:rsid="00221f4e" style:font-size-asian="10.5pt" style:font-size-complex="12pt"/>
    </style:style>
    <style:style style:name="T25" style:family="text">
      <style:text-properties fo:font-size="12pt" officeooo:rsid="002359ea" style:font-size-asian="10.5pt" style:font-size-complex="12pt"/>
    </style:style>
    <style:style style:name="T26" style:family="text">
      <style:text-properties fo:font-size="12pt" officeooo:rsid="0024cbc8" style:font-size-asian="10.5pt" style:font-size-complex="12pt"/>
    </style:style>
    <style:style style:name="T27" style:family="text">
      <style:text-properties fo:font-size="12pt" officeooo:rsid="00253b11" style:font-size-asian="10.5pt" style:font-size-complex="12pt"/>
    </style:style>
    <style:style style:name="T28" style:family="text">
      <style:text-properties fo:font-size="12pt" officeooo:rsid="003119a4" style:font-size-asian="10.5pt" style:font-size-complex="12pt"/>
    </style:style>
    <style:style style:name="T29" style:family="text">
      <style:text-properties fo:font-size="12pt" officeooo:rsid="0032715a" style:font-size-asian="10.5pt" style:font-size-complex="12pt"/>
    </style:style>
    <style:style style:name="T30" style:family="text">
      <style:text-properties fo:font-size="12pt" officeooo:rsid="00328ee5" style:font-size-asian="10.5pt" style:font-size-complex="12pt"/>
    </style:style>
    <style:style style:name="T31" style:family="text">
      <style:text-properties fo:font-size="12pt" officeooo:rsid="0033ad67" style:font-size-asian="10.5pt" style:font-size-complex="12pt"/>
    </style:style>
    <style:style style:name="T32" style:family="text">
      <style:text-properties officeooo:rsid="001eae0f"/>
    </style:style>
    <style:style style:name="T33" style:family="text">
      <style:text-properties officeooo:rsid="001eb60e"/>
    </style:style>
    <style:style style:name="T34" style:family="text">
      <style:text-properties fo:color="#abb2bf" style:font-name="Droid Sans Mono" fo:font-size="10.5pt" fo:font-weight="normal" fo:background-color="#23272e" loext:char-shading-value="0"/>
    </style:style>
    <style:style style:name="T35" style:family="text">
      <style:text-properties fo:color="#abb2bf" style:font-name="Droid Sans Mono" fo:font-size="12pt" fo:font-weight="normal" officeooo:rsid="0024cbc8" fo:background-color="#23272e" loext:char-shading-value="0" style:font-size-asian="10.5pt" style:font-size-complex="12pt"/>
    </style:style>
    <style:style style:name="T36" style:family="text">
      <style:text-properties fo:color="#d19a66" style:font-name="Droid Sans Mono" fo:font-size="10.5pt" fo:font-weight="normal" fo:background-color="#23272e" loext:char-shading-value="0"/>
    </style:style>
    <style:style style:name="T37" style:family="text">
      <style:text-properties fo:color="#56b6c2" style:font-name="Droid Sans Mono" fo:font-size="10.5pt" fo:font-weight="normal" fo:background-color="#23272e" loext:char-shading-value="0"/>
    </style:style>
    <style:style style:name="T38" style:family="text">
      <style:text-properties fo:color="#56b6c2" style:font-name="Droid Sans Mono" fo:font-size="12pt" fo:font-weight="normal" officeooo:rsid="0024cbc8" fo:background-color="#23272e" loext:char-shading-value="0" style:font-size-asian="10.5pt" style:font-size-complex="12pt"/>
    </style:style>
    <style:style style:name="T39" style:family="text">
      <style:text-properties fo:color="#e06c75" style:font-name="Droid Sans Mono" fo:font-size="10.5pt" fo:font-weight="normal" fo:background-color="#23272e" loext:char-shading-value="0"/>
    </style:style>
    <style:style style:name="T40" style:family="text">
      <style:text-properties fo:color="#e06c75" style:font-name="Droid Sans Mono" fo:font-size="12pt" fo:font-weight="normal" officeooo:rsid="0024cbc8" fo:background-color="#23272e" loext:char-shading-value="0" style:font-size-asian="10.5pt" style:font-size-complex="12pt"/>
    </style:style>
    <style:style style:name="T41" style:family="text">
      <style:text-properties officeooo:rsid="00206d09"/>
    </style:style>
    <style:style style:name="T42" style:family="text">
      <style:text-properties fo:font-size="15pt" officeooo:rsid="00206d09" style:font-size-asian="15pt" style:font-size-complex="15pt"/>
    </style:style>
    <style:style style:name="T43" style:family="text">
      <style:text-properties fo:font-variant="normal" fo:text-transform="none" fo:color="#222222" style:font-name="monospace" fo:font-size="12pt" fo:letter-spacing="normal" fo:font-style="normal" fo:font-weight="normal" officeooo:rsid="002359ea" style:font-size-asian="10.5pt" style:font-size-complex="12pt"/>
    </style:style>
    <style:style style:name="T44" style:family="text">
      <style:text-properties fo:font-variant="normal" fo:text-transform="none" fo:color="#222222" style:font-name="monospace" fo:font-size="8pt" fo:letter-spacing="normal" fo:font-style="normal" fo:font-weight="normal" officeooo:rsid="00221f4e" style:font-size-asian="8pt" style:font-size-complex="8pt"/>
    </style:style>
    <style:style style:name="T45" style:family="text">
      <style:text-properties fo:color="#e5c07b" style:font-name="Droid Sans Mono" fo:font-size="12pt" fo:font-weight="normal" officeooo:rsid="0024cbc8" fo:background-color="#23272e" loext:char-shading-value="0" style:font-size-asian="10.5pt" style:font-size-complex="12pt"/>
    </style:style>
    <style:style style:name="T46" style:family="text">
      <style:text-properties fo:color="#98c379" style:font-name="Droid Sans Mono" fo:font-size="12pt" fo:font-weight="normal" officeooo:rsid="0024cbc8" fo:background-color="#23272e" loext:char-shading-value="0" style:font-size-asian="10.5pt" style:font-size-complex="12pt"/>
    </style:style>
    <style:style style:name="T47" style:family="text">
      <style:text-properties officeooo:rsid="00285236"/>
    </style:style>
    <style:style style:name="T48" style:family="text">
      <style:text-properties officeooo:rsid="002d9957"/>
    </style:style>
    <style:style style:name="T49" style:family="text">
      <style:text-properties officeooo:rsid="002d9d81"/>
    </style:style>
    <style:style style:name="T50" style:family="text">
      <style:text-properties officeooo:rsid="002eb6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9"/><text:span text:style-name="T8">C</text:span><text:span text:style-name="T7">ryptanalyse</text:span><text:span text:style-name="T1"> </text:span><text:s/></text:p>
      <text:p text:style-name="P1"/>
      <text:p text:style-name="P1"><text:span text:style-name="T2">I ] <text:s/>Vername <text:s/>Faible</text:span><text:span text:style-name="T1"> <text:s/></text:span></text:p>
      <text:p text:style-name="P24"><text:s text:c="10"/></text:p>
      <text:p text:style-name="P1"><text:span text:style-name="T1"><text:s text:c="9"/></text:span><text:span text:style-name="T21">1- <text:s/></text:span><text:span text:style-name="T10">Question1.py :</text:span><text:span text:style-name="T1"> <text:s text:c="2"/></text:span></text:p>
      <text:p text:style-name="P1"><text:s text:c="19"/>- <text:span text:style-name="T12">Erreur d’exécution , <text:s/>dans <text:s/>certains <text:s/>cas le programme lève l’exception suivante <text:s/></text:span></text:p>
      <text:p text:style-name="P24"><text:s text:c="20"/>«« <text:s/>Traceback (most recent call last):</text:p>
      <text:p text:style-name="P1"><text:s text:c="27"/>File "question1.py", line 112, in &lt;module&gt;</text:p>
      <text:p text:style-name="P1"><text:s text:c="27"/>main()</text:p>
      <text:p text:style-name="P1"><text:s text:c="27"/>File "question1.py", line 105, in main</text:p>
      <text:p text:style-name="P1"><text:s text:c="27"/>print_doubleByte("y", cyphered)</text:p>
      <text:p text:style-name="P1"><text:s text:c="27"/>File "question1.py", line 5, in print_doubleByte</text:p>
      <text:p text:style-name="P1"><text:s text:c="26"/>print(varName + str(i) + " : " + value[i] + " = " + db_to_chr(value [i]))</text:p>
      <text:p text:style-name="P2"><text:s text:c="26"/>UnicodeEncodeError: 'utf-8' codec can't encode character '\udab0' in position 24: <text:s text:c="6"/></text:p>
      <text:p text:style-name="P2"><text:s text:c="26"/><text:span text:style-name="T12">s</text:span>urrogates not allowed</text:p>
      <text:p text:style-name="P2"><text:s text:c="20"/><text:span text:style-name="T12">»»</text:span></text:p>
      <text:p text:style-name="P2"><text:s text:c="19"/><text:span text:style-name="T12">une exception <text:s text:c="2"/>facilement détectable en tapant (for var in `seq 100 ` <text:s/>; do <text:s/>python3 <text:s text:c="11"/></text:span></text:p>
      <text:p text:style-name="P25"><text:s text:c="19"/>question1.py &lt; test ; <text:s/>sleep 1 <text:s/>; <text:s text:c="2"/>done ) <text:s/>dans un shell <text:s text:c="2"/>tel <text:s/>que test est fichier teste qui <text:s/></text:p>
      <text:p text:style-name="P25"><text:s text:c="19"/>contient une chaîne de caractères <text:s text:c="4"/></text:p>
      <text:p text:style-name="P2"><text:s text:c="19"/><text:span text:style-name="T12">L’erreur en raison de encodage <text:s/>de certains <text:s/>caractères <text:s/>utf-16 <text:s/>avec un encodage de Utf- </text:span></text:p>
      <text:p text:style-name="P25"><text:s text:c="19"/>8</text:p>
      <text:p text:style-name="P2"><text:s text:c="16"/>- <text:s/><text:span text:style-name="T12">Génération de clé ne satisfait pas la contrainte sur la taille </text:span><text:s/><text:span text:style-name="T12">exigé dans l’exercice , <text:s/>pour </text:span></text:p>
      <text:p text:style-name="P13"><text:span text:style-name="T12"><text:s text:c="20"/>pour rappel</text:span><text:span text:style-name="T13">le</text:span><text:span text:style-name="T12"> <text:s/></text:span><text:span text:style-name="T13">“ </text:span>On utilise des cl<text:span text:style-name="T13">é</text:span>s de 8 octets qu’on décompose en 4 groupes de 2 <text:s text:c="19"/></text:p>
      <text:p text:style-name="P13"><text:s text:c="45"/><text:span text:style-name="T13">o</text:span>ctets k0k1k2k3. On suppose qu’on repr<text:span text:style-name="T13">é</text:span>sente un caractère sur 2 octets <text:s text:c="15"/></text:p>
      <text:p text:style-name="P13"><text:span text:style-name="T13"><text:s text:c="44"/>” </text:span><text:span text:style-name="T12"><text:s text:c="16"/></text:span></text:p>
      <text:p text:style-name="P41"><text:s text:c="21"/><text:span text:style-name="T13">c’est à <text:s/>dire soit <text:s/>on génère <text:s/>des clés </text:span><text:span text:style-name="T48">de</text:span><text:span text:style-name="T13"> 2 </text:span><text:span text:style-name="T48">Bytes</text:span><text:span text:style-name="T13"> pour </text:span><text:span text:style-name="T48">chaque</text:span><text:span text:style-name="T13"> caractère <text:s/>soit on choisit </text:span></text:p>
      <text:p text:style-name="P41"><text:span text:style-name="T13"><text:s text:c="21"/>un <text:s text:c="2"/>caractère asccii est on suppose qui <text:s/>il satisfait <text:s/>la condition (comme indiqué dans <text:s/></text:span></text:p>
      <text:p text:style-name="P26"><text:s text:c="21"/>l’énoncé ) </text:p>
      <text:p text:style-name="P3"/>
      <text:p text:style-name="P47"><text:s text:c="20"/><text:span text:style-name="T13">Or dans l’implémentation de </text:span><text:s/><text:span text:style-name="T13">de la fonction G dans le fichier Question1.py Génère </text:span><text:s text:c="16"/></text:p>
      <text:p text:style-name="P47"><text:span text:style-name="T13"><text:s text:c="20"/>d</text:span><text:span text:style-name="T48">e</text:span><text:span text:style-name="T13">s clés <text:s/>de 16 octets de ‘0 | 1’ comme caractère </text:span><text:s text:c="2"/><text:span text:style-name="T13">ce qui <text:s/>dépasse largement <text:s/></text:span><text:span text:style-name="T48">les </text:span><text:span text:style-name="T13">8 <text:s text:c="5"/></text:span></text:p>
      <text:p text:style-name="P3"><text:s text:c="20"/><text:span text:style-name="T13">bytes pour chaque clé </text:span></text:p>
      <text:p text:style-name="P3"><text:s text:c="17"/></text:p>
      <text:p text:style-name="P13"><text:span text:style-name="T16"><text:s text:c="16"/>- <text:s/></text:span><text:span text:style-name="T13">il n’est pas demandé que chaque caractère <text:s/>du <text:s/>texte claire est sur 16 <text:s/>ce qui la fonction</text:span></text:p>
      <text:p text:style-name="P13"><text:span text:style-name="T13"><text:s text:c="20"/>to_string fait dans la fonction <text:s/></text:span><text:span text:style-name="T14">to_doubleByt </text:span><text:span text:style-name="T13"><text:s text:c="3"/>=&gt; <text:s/>une grande complexité <text:s text:c="2"/>en </text:span></text:p>
      <text:p text:style-name="P26"><text:s text:c="20"/>mémoire </text:p>
      <text:p text:style-name="P2"><text:s/></text:p>
      <text:p text:style-name="P2"/>
      <text:p text:style-name="P2"/>
      <text:p text:style-name="P4"><text:s text:c="3"/><text:span text:style-name="T21">2 - </text:span><text:span text:style-name="T1"><text:s/></text:span><text:span text:style-name="T10">Question</text:span><text:span text:style-name="T11">3</text:span><text:span text:style-name="T10">.py :</text:span><text:span text:style-name="T1"> </text:span></text:p>
      <text:p text:style-name="P2"><text:s text:c="17"/></text:p>
      <text:p text:style-name="P5"><text:s text:c="16"/>- <text:span text:style-name="T17">Utilisation <text:s/>de la modularité aurait aidé à <text:s/>organiser le travail, car le lancement du</text:span></text:p>
      <text:p text:style-name="P28"><text:s text:c="18"/>programme exécute <text:s/>tout d’abord le programme <text:s/>présent dans le fichier question1.py ce <text:s text:c="3"/></text:p>
      <text:p text:style-name="P28"><text:s text:c="18"/>qui aurait pu être éviter <text:s/>avec utilisation <text:s/>d’un module qui accumule toutes les fonctions <text:s/></text:p>
      <text:p text:style-name="P28"><text:s text:c="18"/>et l’importer dans le <text:s/>fichier question3.py <text:s/><text:span text:style-name="T48">et question1.py</text:span></text:p>
      <text:p text:style-name="P14"><text:s text:c="14"/></text:p>
      <text:p text:style-name="P15"><text:s text:c="16"/>- <text:span text:style-name="T17">Pour rappelle <text:s text:c="2"/></text:span><text:span text:style-name="T13">“ </text:span>Mettez en œuvre votre m<text:span text:style-name="T18">é</text:span>thode de cryptoanalyse et d<text:span text:style-name="T18">é</text:span>terminez de</text:p>
      <text:p text:style-name="P15"><text:s text:c="45"/>fa<text:span text:style-name="T18">ç</text:span>on exp<text:span text:style-name="T18">é</text:span>rimentale la longueur minimale d’un texte qui permet <text:span text:style-name="T18">à</text:span> votre <text:s text:c="18"/></text:p>
      <text:p text:style-name="P15"><text:s text:c="45"/>programme d<text:span text:style-name="T18">e </text:span>mener <text:span text:style-name="T18">à</text:span> bien l’analyse avec une probabilit<text:span text:style-name="T18">é</text:span> au moins 1/2 <text:s text:c="15"/></text:p>
      <text:p text:style-name="P27"><text:soft-page-break/><text:s text:c="42"/>” </text:p>
      <text:p text:style-name="P6"><text:s text:c="20"/><text:span text:style-name="T18">c’est à <text:s/>dire étant donné un texte chiffré selon le système </text:span><text:s/><text:span text:style-name="T18">de exo1, le programme <text:s/>doit </text:span></text:p>
      <text:p text:style-name="P29"><text:s text:c="20"/>trouvé <text:s/>avec une probabilité <text:s/>de 1/2 la clé de chiffrement , Or le Programme de la <text:s text:c="18"/></text:p>
      <text:p text:style-name="P29"><text:s text:c="19"/>question3.py <text:s/>ne respect pas cette règle <text:s/>car il prends en argument un texte (claire ) et </text:p>
      <text:p text:style-name="P47"><text:span text:style-name="T18"><text:s text:c="19"/>renvoie des résultat après </text:span><text:span text:style-name="T13">“ </text:span><text:span text:style-name="T18">le chiffrement </text:span><text:span text:style-name="T13">” <text:s/></text:span><text:span text:style-name="T18">ce qui <text:s/>le rends les teste très <text:s/>difficile <text:s/>car <text:s text:c="2"/></text:span></text:p>
      <text:p text:style-name="P47"><text:span text:style-name="T18"><text:s text:c="19"/>on pas accès au texte chiffré </text:span></text:p>
      <text:p text:style-name="P2"><text:s text:c="12"/></text:p>
      <text:p text:style-name="P2"><text:s text:c="17"/>- <text:span text:style-name="T19">Concernant l’algorithme <text:s/>en commentaire <text:s/>on remarque quelque failles <text:s/>de sécurité</text:span></text:p>
      <text:p text:style-name="P2"><text:s text:c="18"/><text:span text:style-name="T19">&lt;&lt;&lt; sous <text:s/>les même hypothèse → pas de caractère spéciaux dans le texte claire <text:s/>&gt;&gt;&gt;</text:span></text:p>
      <text:p text:style-name="P7"><text:s text:c="18"/><text:span text:style-name="T19">tout d’abord <text:s/>E n’est pas toujours <text:s/>le <text:s/>caractère <text:s/>le plus <text:s/>répété dans n’importe quel texte <text:s/></text:span></text:p>
      <text:p text:style-name="P30"><text:s text:c="18"/>(anglais / <text:s/>français ) le mieux c’est de étendre <text:s/>cette liste jusqu’à 8 chars <text:s/>afin </text:p>
      <text:p text:style-name="P30"><text:s text:c="17"/>d’augmenter <text:s/>la probabilité <text:s/>de <text:s/>d’obtention de <text:span text:style-name="T48">la</text:span> clé, <text:s/>pour diminuer <text:s/>la complexité de <text:s text:c="2"/></text:p>
      <text:p text:style-name="P30"><text:s text:c="17"/>algorithme <text:s/>il faut vérifier que pour chaque k[i] obtenu n’est on d’ hors <text:s text:c="2"/>du <text:s/>ascci <text:s/>si <text:s/></text:p>
      <text:p text:style-name="P30"><text:s text:c="16"/>c’est le cas c’est à <text:span text:style-name="T48">dire</text:span> <text:s/>la <text:s/>lettre que on <text:span text:style-name="T48">a </text:span><text:s text:c="2"/>suppos<text:span text:style-name="T48">é</text:span> au début <text:s/>n’est pas correcte et il faut </text:p>
      <text:p text:style-name="P7"><text:s text:c="16"/><text:span text:style-name="T19">choisir <text:s/>un autre <text:s/></text:span></text:p>
      <text:p text:style-name="P47"><text:s text:c="16"/><text:span text:style-name="T19">pour la Méthode améliorer <text:s/></text:span><text:span text:style-name="T48">c’est une bonne approche mais la probabilité d’avoir toujours </text:span></text:p>
      <text:p text:style-name="P47"><text:span text:style-name="T48"><text:s text:c="16"/>un E comme char le plus répété dans <text:s/>le chaque bloc de <text:s/>text[i%4] n’est pas très élevé, </text:span><text:span text:style-name="T19"><text:s/>il <text:s/></text:span></text:p>
      <text:p text:style-name="P47"><text:span text:style-name="T19"><text:s text:c="15"/>existe <text:s/>la méthode de calcule de plausibilité <text:s/>qui nécessite <text:s/>pas <text:s/>des hypothèse, <text:s/>mais il est </text:span></text:p>
      <text:p text:style-name="P47"><text:span text:style-name="T19"><text:s text:c="16"/>un peu <text:s text:c="2"/>difficile <text:s/>à <text:s/>mettre en ouvre (pas demander ) <text:s/></text:span></text:p>
      <text:p text:style-name="P2"><text:s text:c="22"/></text:p>
      <text:p text:style-name="P12"><text:s text:c="25"/><text:span text:style-name="T19">≡== <text:s/></text:span></text:p>
      <text:p text:style-name="P40"><text:s text:c="30"/>Conclusion:</text:p>
      <text:p text:style-name="P8"><text:s text:c="34"/>- <text:span text:style-name="T20">respecter les contraintes exigé dans l’énoncé ( taille des clé, ce qui <text:s/>la</text:span></text:p>
      <text:p text:style-name="P31"><text:s text:c="36"/>question demande de programmer exactement <text:s text:c="2"/><text:span text:style-name="T49">)</text:span></text:p>
      <text:p text:style-name="P8"><text:s text:c="34"/>- <text:span text:style-name="T20">Utilisation de modularité python pour éviter les inclusion des fonctions main</text:span></text:p>
      <text:p text:style-name="P31"><text:s text:c="37"/>dans des autres </text:p>
      <text:p text:style-name="P7"><text:s text:c="33"/>- <text:span text:style-name="T20">corriger </text:span><text:s/><text:span text:style-name="T20">les erreurs d’exécution <text:s text:c="2"/>(on faisant attention aux encodage utiliser )</text:span></text:p>
      <text:p text:style-name="P30"><text:s text:c="25"/>===</text:p>
      <text:p text:style-name="P2"/>
      <text:p text:style-name="P2"/>
      <text:p text:style-name="P9"><text:span text:style-name="T2">I ] <text:s/></text:span><text:span text:style-name="T3">RSA <text:s/></text:span></text:p>
      <text:p text:style-name="P11"><text:span text:style-name="T3"><text:s text:c="5"/></text:span><text:span text:style-name="T4">1-</text:span><text:span text:style-name="T5">MR.py :</text:span><text:span text:style-name="T22"> <text:s text:c="2"/></text:span><text:span text:style-name="T42">&lt; miller rabin primality &gt; </text:span></text:p>
      <text:p text:style-name="P11"><text:span text:style-name="T22"><text:s/>A=970414662572987036738073380930068277976703888091620820472542132243449284026583907625475229569814127495415874295665009309485390291152974483670208651968070769578877807314678422841864995334772168343334091 <text:s text:c="2"/></text:span><text:span text:style-name="T23"><text:s/></text:span></text:p>
      <text:p text:style-name="P2"/>
      <text:p text:style-name="P18">B=66126732609640117138696959393471592350701589115092540053486259464238884319384464371282762004618075833</text:p>
      <text:p text:style-name="P2"/>
      <text:p text:style-name="P10"><text:s text:c="7"/>- <text:span text:style-name="T32">Pour les nombres A , B le <text:s/>teste de miller rabin renvoie False Or <text:s/>A, B Sont des nombre</text:span></text:p>
      <text:p text:style-name="P18"><text:s text:c="9"/>Premiers <text:s/>(Erreur d’implémentation ) <text:s text:c="2"/></text:p>
      <text:p text:style-name="P10"><text:s text:c="8"/></text:p>
      <text:p text:style-name="P10"><text:s text:c="7"/>- <text:span text:style-name="T32">Rabin-miller Primality test : est un teste Probabiliste qui <text:s/>a besoin d’un nombre d’itérations</text:span></text:p>
      <text:p text:style-name="P18"><text:s text:c="8"/>( souvent appelé witness de miller ) ce nombre détermine <text:s/>La probabilité de fiabilité , <text:s/>=&gt; <text:s/></text:p>
      <text:p text:style-name="P18"><text:s text:c="7"/>witness est proportionnel <text:s/>au nombre à <text:s/>tester (plus le nombre à <text:s/>tester est grand plus le witness <text:s/></text:p>
      <text:p text:style-name="P42"><text:span text:style-name="T32"><text:s text:c="7"/>doit être grand ) </text:span><text:span text:style-name="T33">Or dans le calcule de Probabili</text:span><text:span text:style-name="T41">té</text:span><text:span text:style-name="T33"> <text:s text:c="2"/>mit en commentaire </text:span><text:span text:style-name="T41"><text:s/>ne dépend <text:s/>pas de la <text:s text:c="3"/></text:span></text:p>
      <text:p text:style-name="P42"><text:span text:style-name="T41"><text:s text:c="7"/>taille nombre <text:s/>et </text:span><text:span text:style-name="T33"><text:s/>le nombre de itérations = <text:s/></text:span><text:span text:style-name="T14">floor</text:span><text:span text:style-name="T34">(</text:span><text:span text:style-name="T36">4</text:span><text:span text:style-name="T34"> </text:span><text:span text:style-name="T37">-</text:span><text:span text:style-name="T34"> </text:span><text:span text:style-name="T14">log</text:span><text:span text:style-name="T34">(</text:span><text:span text:style-name="T36">100</text:span><text:span text:style-name="T34"> </text:span><text:span text:style-name="T37">-</text:span><text:span text:style-name="T34"> </text:span><text:span text:style-name="T39">likelihood</text:span><text:span text:style-name="T34">, </text:span><text:span text:style-name="T36">4</text:span><text:span text:style-name="T34">)) </text:span><text:span text:style-name="T33"><text:s text:c="2"/>tel que <text:s text:c="10"/></text:span></text:p>
      <text:p text:style-name="P42"><text:span text:style-name="T33"><text:s text:c="7"/>likelihood = 99</text:span></text:p>
      <text:p text:style-name="P32"><text:s text:c="8"/></text:p>
      <text:p text:style-name="P16"><text:span text:style-name="T33"><text:s text:c="5"/>- </text:span><text:span text:style-name="T41">Modification de <text:s/>( </text:span><text:span text:style-name="T33">likelihood , </text:span><text:span text:style-name="T41">&gt; ) <text:s/>génère <text:s/>des exceptions de type (math domain error ) Or</text:span></text:p>
      <text:p text:style-name="P33"><text:soft-page-break/><text:s text:c="7"/>pour les <text:s/>grand nombre et pour assurer une grand fiabilité il <text:s/>préférable de faire plusieurs tests &gt; <text:s text:c="4"/></text:p>
      <text:p text:style-name="P33"><text:s text:c="7"/>100 </text:p>
      <text:p text:style-name="P16"/>
      <text:p text:style-name="P19"><text:s text:c="4"/><text:span text:style-name="T41">2- RSA.py <text:s text:c="2"/></text:span><text:span text:style-name="T9">&lt;chiffrement et déchiffrement &gt;</text:span><text:span text:style-name="T41"> </text:span></text:p>
      <text:p text:style-name="P19"><text:s text:c="7"/></text:p>
      <text:p text:style-name="P20">- <text:span text:style-name="T24">Utilisation de implémentation <text:s/>miller-rabin <text:s/>primalité test du <text:s/>fichier MR.py avec ces</text:span></text:p>
      <text:p text:style-name="P34"><text:s text:c="4"/>anomalies (taille , <text:s/>testes )</text:p>
      <text:p text:style-name="P34"/>
      <text:p text:style-name="P34">- <text:s/>Erreur d’exécution</text:p>
      <text:p text:style-name="P20"><text:span text:style-name="T24"><text:s text:c="15"/>changer le message de <text:s/>«hello» → «hello are you okey? » </text:span><text:span text:style-name="T25">Génère L’exception suivante</text:span></text:p>
      <text:p text:style-name="P35"><text:s text:c="16"/>«« </text:p>
      <text:p text:style-name="P21"><text:span text:style-name="T43"><text:s text:c="7"/></text:span><text:span text:style-name="T44">Traceback (most recent call last): File "/tmp/sessions/abe571d70e93ef5b/main.py", line <text:s text:c="2"/></text:span></text:p>
      <text:p text:style-name="P39"><text:s text:c="10"/>152, in &lt;module&gt; main() File "/tmp/sessions/abe571d70e93ef5b/main.py", line 148, in main <text:s text:c="2"/></text:p>
      <text:p text:style-name="P39"><text:s text:c="10"/>print(decrypt_RSA(m, k[1])) File "/tmp/sessions/abe571d70e93ef5b/main.py", line 130, in <text:s/></text:p>
      <text:p text:style-name="P39"><text:s text:c="10"/>decrypt_RSA return mod.to_bytes(64, byteorder="little").decode("utf-8") <text:s/></text:p>
      <text:p text:style-name="P39"><text:s text:c="10"/>UnicodeDecodeError: 'utf-8' codec can't decode byte 0xaf in position 1: invalid start byte </text:p>
      <text:p text:style-name="P35"><text:s text:c="16"/>»»</text:p>
      <text:p text:style-name="P35"><text:s text:c="14"/>En raison de encodage utiliser → impossible <text:s/>de chiffrer un texte plus grand </text:p>
      <text:p text:style-name="P35"><text:s text:c="2"/></text:p>
      <text:p text:style-name="P35"><text:s text:c="15"/>Le reste de l’implémentation de RSA est correcte <text:s text:c="2"/>En revanche <text:s/>certains failles de sécurité </text:p>
      <text:p text:style-name="P35"><text:s text:c="15"/>peuvent s’avérer <text:s/>très dangereuse</text:p>
      <text:p text:style-name="P36"><text:s text:c="13"/></text:p>
      <text:p text:style-name="P36"><text:s text:c="15"/>- <text:s/>Les Clés <text:s/>générer sont très petites est <text:s/>c’est dangereux car un Algorithme un peu solide</text:p>
      <text:p text:style-name="P17"><text:span text:style-name="T25"><text:s text:c="18"/>peut facilement <text:s/>factoriser la clé </text:span><text:span text:style-name="T26">publique </text:span><text:span text:style-name="T25"><text:s/>pour en déduire </text:span><text:span text:style-name="T26">la clé privé </text:span></text:p>
      <text:p text:style-name="P36"><text:s text:c="18"/>*** dans <text:s/>un temps raisonnable *** <text:s text:c="2"/></text:p>
      <text:p text:style-name="P36"/>
      <text:p text:style-name="P22"><text:span text:style-name="T26"><text:s text:c="14"/>- Il faut éviter de choisir e (exposant de chiffrement <text:s/>avec une manière bien définie )</text:span><text:span text:style-name="T25"> </text:span><text:span text:style-name="T26">le</text:span></text:p>
      <text:p text:style-name="P37"><text:s text:c="16"/>mieux c’est de le choisir totalement au hasard <text:s/>car il <text:s/>existe des <text:s/>méthodes d’attaque <text:s/></text:p>
      <text:p text:style-name="P37"><text:s text:c="16"/>de RSA développ<text:span text:style-name="T50">é</text:span> <text:s/>par les organisme <text:s/>de Sécurité comme (NSA) qui est basé sur <text:s text:c="2"/></text:p>
      <text:p text:style-name="P37"><text:s text:c="16"/>la manière dont on choisi <text:s/>E <text:s text:c="2"/>&lt;source Wikipédia <text:s/>RSA et attaque &gt;</text:p>
      <text:p text:style-name="P37"/>
      <text:p text:style-name="P37"/>
      <text:p text:style-name="P37"/>
      <text:p text:style-name="P37"><text:s text:c="3"/>Remarque : ( Utile pour le <text:s/>chiffrement <text:s/>des grands messages ) </text:p>
      <text:p text:style-name="P37"><text:s text:c="10"/><text:span text:style-name="T47">S</text:span>i <text:s/>On souhaite crypter <text:s/>des grands <text:s/>Messages <text:s/>la fonction <text:s text:c="98"/></text:p>
      <text:p text:style-name="P22"><text:span text:style-name="T26"><text:s text:c="15"/></text:span><text:span text:style-name="T15">encrypt_RSA</text:span><text:span text:style-name="T35">(</text:span><text:span text:style-name="T40">msg</text:span><text:span text:style-name="T35">, </text:span><text:span text:style-name="T40">key</text:span><text:span text:style-name="T35">)</text:span><text:span text:style-name="T26"> <text:s text:c="2"/>factorise <text:s/>directement le message reçu <text:s/>en </text:span></text:p>
      <text:p text:style-name="P22"><text:span text:style-name="T26"><text:s text:c="15"/>paramètre avec </text:span><text:span text:style-name="T45">int</text:span><text:span text:style-name="T35">.</text:span><text:span text:style-name="T15">from_bytes</text:span><text:span text:style-name="T35">(</text:span><text:span text:style-name="T45">bytes</text:span><text:span text:style-name="T35">(</text:span><text:span text:style-name="T40">msg</text:span><text:span text:style-name="T35">, </text:span><text:span text:style-name="T46">'UTF-8'</text:span><text:span text:style-name="T35">), </text:span><text:span text:style-name="T40">byteorder</text:span><text:span text:style-name="T38">=</text:span><text:span text:style-name="T46">"little"</text:span><text:span text:style-name="T35">)</text:span></text:p>
      <text:p text:style-name="P37"><text:s text:c="15"/>En revanche <text:s/>si <text:s/>le message est trop <text:s/>grands on risque de déborder la mémoire , </text:p>
      <text:p text:style-name="P23"><text:span text:style-name="T26"><text:s text:c="15"/>découper en blocs aurait son <text:s/>efficacité <text:s text:c="2"/></text:span><text:span text:style-name="T27">d’optimisation </text:span></text:p>
      <text:p text:style-name="P38"/>
      <text:p text:style-name="P38"/>
      <text:p text:style-name="P48"><text:s text:c="4"/></text:p>
      <text:p text:style-name="P48"/>
      <text:p text:style-name="P49"><text:span text:style-name="T41">2- </text:span><text:span text:style-name="T50">hybrid</text:span><text:span text:style-name="T41">.</text:span><text:span text:style-name="T50">py </text:span></text:p>
      <text:p text:style-name="P49"><text:s text:c="7"/></text:p>
      <text:p text:style-name="P43"><text:span text:style-name="T6"><text:s text:c="10"/>- </text:span><text:span text:style-name="T28">utilisation de clé RSA généré </text:span><text:span text:style-name="T29">avec les fonctions du</text:span><text:span text:style-name="T28"> fichier RSA.py <text:s/>peuvent être erroné,</text:span></text:p>
      <text:p text:style-name="P43"><text:span text:style-name="T28"><text:s text:c="15"/>- utilisation de <text:s text:c="2"/>os.urandom(16) <text:s text:c="2"/></text:span><text:span text:style-name="T29">au lieu </text:span><text:span text:style-name="T28">randByte() car c’est plus <text:s/>aléatoire , erreur</text:span></text:p>
      <text:p text:style-name="P44"><text:span text:style-name="T28"><text:s text:c="17"/>d’exécution <text:s text:c="2"/>avec ma version </text:span><text:span text:style-name="T29">(malgré que il es mise à <text:s/>jour )</text:span><text:span text:style-name="T28">python de « cannot import </text:span></text:p>
      <text:p text:style-name="P44"><text:span text:style-name="T28"><text:s text:c="17"/>name 'randbytes' from 'random' (/usr/lib/python3.8/random.py) » il fallait utiliser un </text:span></text:p>
      <text:p text:style-name="P44"><text:span text:style-name="T28"><text:s text:c="17"/>interpréteur enligne </text:span></text:p>
      <text:p text:style-name="P44"><text:span text:style-name="T28"><text:s text:c="2"/></text:span></text:p>
      <text:p text:style-name="P44"><text:soft-page-break/><text:span text:style-name="T28"><text:s text:c="9"/></text:span><text:span text:style-name="T30">l’algorithme de factorisation de Pollard utilise en principe <text:s/>une la fonction <text:s/>x→ x*x+1 </text:span></text:p>
      <text:p text:style-name="P45"><text:span text:style-name="T30"><text:s text:c="9"/>il n’a ne pas factoriser des grands nombre exemple (19621668800057953777013316 <text:s text:c="14"/></text:span></text:p>
      <text:p text:style-name="P45"><text:span text:style-name="T30"><text:s text:c="9"/>702486625249590164013243863054980091852402843979730131543580032282186078343)</text:span></text:p>
      <text:p text:style-name="P45"><text:span text:style-name="T28"><text:s text:c="9"/></text:span><text:span text:style-name="T30">qui est un nombre premier ! </text:span></text:p>
      <text:p text:style-name="P45"><text:span text:style-name="T30"><text:s text:c="11"/>«« Le chiffrement <text:s/>et le Déchiffrement avec AES et RSA est correcte ) »» </text:span></text:p>
      <text:p text:style-name="P45"><text:span text:style-name="T28"><text:s text:c="7"/></text:span></text:p>
      <text:p text:style-name="P45"><text:span text:style-name="T28"><text:s text:c="7"/></text:span><text:span text:style-name="T30">≡== </text:span></text:p>
      <text:p text:style-name="P44"><text:span text:style-name="T28"><text:s text:c="13"/></text:span><text:span text:style-name="T30">Conclusion </text:span></text:p>
      <text:p text:style-name="P44"><text:span text:style-name="T30"/></text:p>
      <text:p text:style-name="P45"><text:span text:style-name="T30"><text:s text:c="15"/>- il faut changer implémentation de algorithme miller-rabin primality <text:s/>test , <text:s/>car pour des</text:span></text:p>
      <text:p text:style-name="P45"><text:span text:style-name="T30"><text:s text:c="17"/>grands (ou <text:s/>il devrait être utile) <text:s/>ne fonctionne <text:s/>pas correctement <text:s/>par conséquent la <text:s/></text:span></text:p>
      <text:p text:style-name="P45"><text:span text:style-name="T30"><text:s text:c="17"/>génération <text:s/>des clé RSA peut être <text:s/>erroné <text:s text:c="2"/></text:span></text:p>
      <text:p text:style-name="P45"><text:span text:style-name="T30"><text:s text:c="15"/></text:span></text:p>
      <text:p text:style-name="P45"><text:span text:style-name="T30"><text:s text:c="14"/>- traitement des erreurs en raisons de encodage</text:span></text:p>
      <text:p text:style-name="P45"><text:span text:style-name="T30"><text:s text:c="10"/></text:span></text:p>
      <text:p text:style-name="P45"><text:span text:style-name="T30"><text:s text:c="13"/>- Les teste fournit sont top court il faut envisager une utilisation <text:s/>plus générale qu’un</text:span></text:p>
      <text:p text:style-name="P45"><text:span text:style-name="T30"><text:s text:c="15"/>simple (beaucoup <text:s/>plus difficile à mettre en ouvre )</text:span></text:p>
      <text:p text:style-name="P45"><text:span text:style-name="T30"><text:s text:c="5"/></text:span><text:span text:style-name="T31">===</text:span></text:p>
      <text:p text:style-name="P46"><text:span text:style-name="T30"><text:s text:c="2"/></text:span></text:p>
      <text:p text:style-name="P46"><text:span text:style-name="T30"><text:s text:c="65"/></text:span><text:span text:style-name="T31">GOOD WORK </text:span><text:span text:style-name="T30"><text:s text:c="11"/></text:span></text:p>
      <text:p text:style-name="P45"><text:span text:style-name="T30"><text:s text:c="1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5:39:44.319950347</meta:creation-date>
    <dc:date>2022-05-10T15:02:37.112713636</dc:date>
    <meta:editing-duration>PT1H1M21S</meta:editing-duration>
    <meta:editing-cycles>20</meta:editing-cycles>
    <meta:generator>LibreOffice/6.4.7.2$Linux_X86_64 LibreOffice_project/40$Build-2</meta:generator>
    <meta:document-statistic meta:table-count="0" meta:image-count="0" meta:object-count="0" meta:page-count="4" meta:paragraph-count="150" meta:word-count="1241" meta:character-count="10760" meta:non-whitespace-character-count="6623"/>
  </office:meta>
</office:document-meta>
</file>